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99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co25" style:family="table-column">
      <style:table-column-properties fo:break-before="auto" style:column-width="1.2008in"/>
    </style:style>
    <style:style style:name="co26" style:family="table-column">
      <style:table-column-properties fo:break-before="auto" style:column-width="1.2327in"/>
    </style:style>
    <style:style style:name="co27" style:family="table-column">
      <style:table-column-properties fo:break-before="auto" style:column-width="1.0181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1.672in"/>
    </style:style>
    <style:style style:name="co30" style:family="table-column">
      <style:table-column-properties fo:break-before="auto" style:column-width="1.2646in"/>
    </style:style>
    <style:style style:name="co31" style:family="table-column">
      <style:table-column-properties fo:break-before="auto" style:column-width="1.4154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  <style:style style:name="ce56" style:family="table-cell" style:parent-style-name="Footnote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58" style:family="table-cell" style:parent-style-name="Heading_20_1">
      <style:table-cell-properties style:text-align-source="fix" style:repeat-content="false"/>
      <style:paragraph-properties fo:text-align="center"/>
    </style:style>
    <style:style style:name="ce59" style:family="table-cell" style:parent-style-name="Accent_20_3">
      <style:table-cell-properties fo:border="0.74pt solid #000000"/>
      <style:text-properties fo:font-size="16pt" style:font-size-asian="16pt" style:font-size-complex="16pt"/>
    </style:style>
    <style:style style:name="ce60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61" style:family="table-cell" style:parent-style-name="Default" style:data-style-name="N2">
      <style:table-cell-properties fo:border="0.74pt solid #000000"/>
      <style:text-properties fo:font-size="13pt" style:font-size-asian="13pt" style:font-size-complex="13pt"/>
    </style:style>
    <style:style style:name="ce70" style:family="table-cell" style:parent-style-name="Default" style:data-style-name="N11">
      <style:table-cell-properties fo:border="0.74pt solid #0000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  <table:table-cell/>
          <table:table-cell table:style-name="ce49" table:formula="of:=AVERAGE([.D10];[.F10];[.H10];[.J10];[.L10];[.D20];[.F20];[.H20];[.J20];[.L20])" office:value-type="percentage" office:value="-0.0861" calcext:value-type="percentage">
            <text:p>-8.61%</text:p>
          </table:table-cell>
          <table:table-cell table:style-name="ce49" table:formula="of:=AVERAGE([.D11];[.F11];[.H11];[.J11];[.L11];[.D21];[.F21];[.H21];[.J21];[.L21])" office:value-type="percentage" office:value="-0.0415" calcext:value-type="percentage">
            <text:p>-4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  <table:table-cell table:number-columns-repeated="5"/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  <table:table-cell/>
          <table:table-cell table:style-name="ce49" table:formula="of:=AVERAGE([.D33];[.F33];[.H33];[.J33];[.L33];[.D43];[.F43];[.H43];[.J43];[.L43])" office:value-type="percentage" office:value="-0.0502" calcext:value-type="percentage">
            <text:p>-5.02%</text:p>
          </table:table-cell>
          <table:table-cell table:style-name="ce49" table:formula="of:=AVERAGE([.D34];[.F34];[.H34];[.J34];[.L34];[.D44];[.F44];[.H44];[.J44];[.L44])" office:value-type="percentage" office:value="-0.024" calcext:value-type="percentage">
            <text:p>-2.4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  <table:table-cell/>
          <table:table-cell table:style-name="ce49" table:formula="of:=AVERAGE([.D55];[.F55];[.H55];[.J55];[.L55];[.D65];[.F65];[.H65];[.J65];[.L65])" office:value-type="percentage" office:value="-0.0807" calcext:value-type="percentage">
            <text:p>-8.07%</text:p>
          </table:table-cell>
          <table:table-cell table:style-name="ce49" table:formula="of:=AVERAGE([.D56];[.F56];[.H56];[.J56];[.L56];[.D66];[.F66];[.H66];[.J66];[.L66])" office:value-type="percentage" office:value="-0.0521" calcext:value-type="percentage">
            <text:p>-5.2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  <table:table-cell/>
          <table:table-cell table:style-name="ce49" table:formula="of:=AVERAGE([.D77];[.F77];[.H77];[.J77];[.L77];[.D87];[.F87];[.H87];[.J87];[.L87])" office:value-type="percentage" office:value="-0.0791000000000001" calcext:value-type="percentage">
            <text:p>-7.91%</text:p>
          </table:table-cell>
          <table:table-cell table:style-name="ce49" table:formula="of:=AVERAGE([.D78];[.F78];[.H78];[.J78];[.L78];[.D88];[.F88];[.H88];[.J88];[.L88])" office:value-type="percentage" office:value="-0.0638999999999999" calcext:value-type="percentage">
            <text:p>-6.39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  <table:table-cell/>
          <table:table-cell table:style-name="ce49" table:formula="of:=AVERAGE([.D99];[.F99];[.H99];[.J99];[.L99];[.D109];[.F109];[.H109];[.J109];[.L109])" office:value-type="percentage" office:value="-0.1501" calcext:value-type="percentage">
            <text:p>-15.01%</text:p>
          </table:table-cell>
          <table:table-cell table:style-name="ce49" table:formula="of:=AVERAGE([.D100];[.F100];[.H100];[.J100];[.L100];[.D110];[.F110];[.H110];[.J110];[.L110])" office:value-type="percentage" office:value="-0.117" calcext:value-type="percentage">
            <text:p>-11.7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  <table:table-cell/>
          <table:table-cell table:style-name="ce49" table:formula="of:=AVERAGE([.D121];[.F121];[.H121];[.J121];[.L121];[.D131];[.F131];[.H131];[.J131];[.L131])" office:value-type="percentage" office:value="-0.1089" calcext:value-type="percentage">
            <text:p>-10.89%</text:p>
          </table:table-cell>
          <table:table-cell table:style-name="ce49" table:formula="of:=AVERAGE([.D122];[.F122];[.H122];[.J122];[.L122];[.D132];[.F132];[.H132];[.J132];[.L132])" office:value-type="percentage" office:value="-0.0951" calcext:value-type="percentage">
            <text:p>-9.5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  <table:table-cell/>
          <table:table-cell table:style-name="ce49" table:formula="of:=AVERAGE([.D143];[.F143];[.H143];[.J143];[.L143];[.D153];[.F153];[.H153];[.J153];[.L153])" office:value-type="percentage" office:value="-0.1133" calcext:value-type="percentage">
            <text:p>-11.33%</text:p>
          </table:table-cell>
          <table:table-cell table:style-name="ce49" table:formula="of:=AVERAGE([.D144];[.F144];[.H144];[.J144];[.L144];[.D154];[.F154];[.H154];[.J154];[.L154])" office:value-type="percentage" office:value="-0.0817" calcext:value-type="percentage">
            <text:p>-8.17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  <table:table-cell table:number-columns-repeated="5"/>
        </table:table-row>
      </table:table>
      <table:table table:name="PyTorch Multifilter" table:style-name="ta1">
        <table:table-column table:style-name="co1" table:default-cell-style-name="ce63"/>
        <table:table-column table:style-name="co1" table:default-cell-style-name="ce65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MobileNet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]" office:value-type="float" office:value="711" calcext:value-type="float">
            <text:p>71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]" office:value-type="float" office:value="909" calcext:value-type="float">
            <text:p>909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584" calcext:value-type="percentage">
            <text:p>58.4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592" calcext:value-type="percentage">
            <text:p>59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47" calcext:value-type="percentage">
            <text:p>84.7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127" calcext:value-type="percentage">
            <text:p>-12.70%</text:p>
          </table:table-cell>
          <table:table-cell table:style-name="ce47"/>
          <table:table-cell table:style-name="ce44" table:formula="of:=[.F8]-[.$B8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H8]-[.$B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8]-[.$B8]" office:value-type="percentage" office:value="-0.119" calcext:value-type="percentage">
            <text:p>-11.90%</text:p>
          </table:table-cell>
          <table:table-cell table:style-name="ce47"/>
          <table:table-cell table:style-name="ce44" table:formula="of:=[.L8]-[.$B8]" office:value-type="percentage" office:value="-0.094" calcext:value-type="percentage">
            <text:p>-9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H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J9]-[.$B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9]-[.$B9]" office:value-type="percentage" office:value="-0.0630000000000001" calcext:value-type="percentage">
            <text:p>-6.3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5]" office:value-type="float" office:value="711" calcext:value-type="float">
            <text:p>71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6]" office:value-type="float" office:value="909" calcext:value-type="float">
            <text:p>90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619" calcext:value-type="percentage">
            <text:p>61.90%</text:p>
          </table:table-cell>
          <table:table-cell/>
          <table:table-cell table:style-name="ce67" office:value-type="percentage" office:value="0.605" calcext:value-type="percentage">
            <text:p>60.5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4" calcext:value-type="percentage">
            <text:p>59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34" calcext:value-type="percentage">
            <text:p>83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18]-[.$B18]" office:value-type="percentage" office:value="-0.106" calcext:value-type="percentage">
            <text:p>-10.60%</text:p>
          </table:table-cell>
          <table:table-cell table:style-name="ce47"/>
          <table:table-cell table:style-name="ce44" table:formula="of:=[.H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J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8]-[.$B18]" office:value-type="percentage" office:value="-0.117" calcext:value-type="percentage">
            <text:p>-11.70%</text:p>
          </table:table-cell>
          <table:table-cell/>
          <table:table-cell table:style-name="ce49" table:formula="of:=AVERAGE([.D10];[.F10];[.H10];[.J10];[.L10];[.D20];[.F20];[.H20];[.J20];[.L20])" office:value-type="percentage" office:value="-0.1096" calcext:value-type="percentage">
            <text:p>-10.96%</text:p>
          </table:table-cell>
          <table:table-cell table:style-name="ce49" table:formula="of:=AVERAGE([.D11];[.F11];[.H11];[.J11];[.L11];[.D21];[.F21];[.H21];[.J21];[.L21])" office:value-type="percentage" office:value="-0.0683000000000001" calcext:value-type="percentage">
            <text:p>-6.8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630000000000001" calcext:value-type="percentage">
            <text:p>-6.30%</text:p>
          </table:table-cell>
          <table:table-cell table:style-name="ce50"/>
          <table:table-cell table:style-name="ce45" table:formula="of:=[.F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J19]-[.$B19]" office:value-type="percentage" office:value="-0.0660000000000001" calcext:value-type="percentage">
            <text:p>-6.60%</text:p>
          </table:table-cell>
          <table:table-cell table:style-name="ce50"/>
          <table:table-cell table:style-name="ce45" table:formula="of:=[.L19]-[.$B19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Inception 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13]" office:value-type="float" office:value="781" calcext:value-type="float">
            <text:p>781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14]"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16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5" calcext:value-type="percentage">
            <text:p>72.5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21" calcext:value-type="percentage">
            <text:p>72.1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35" calcext:value-type="percentage">
            <text:p>7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17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ce67" office:value-type="percentage" office:value="0.915" calcext:value-type="percentage">
            <text:p>91.5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0]-[.$B30]" office:value-type="percentage" office:value="-0.0560000000000001" calcext:value-type="percentage">
            <text:p>-5.60%</text:p>
          </table:table-cell>
          <table:table-cell table:style-name="ce47"/>
          <table:table-cell table:style-name="ce44" table:formula="of:=[.F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0]-[.$B30]" office:value-type="percentage" office:value="-0.0600000000000001" calcext:value-type="percentage">
            <text:p>-6.00%</text:p>
          </table:table-cell>
          <table:table-cell table:style-name="ce47"/>
          <table:table-cell table:style-name="ce44" table:formula="of:=[.J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30]-[.$B30]" office:value-type="percentage" office:value="-0.046" calcext:value-type="percentage">
            <text:p>-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1]-[.$B31]" office:value-type="percentage" office:value="-0.0179999999999999" calcext:value-type="percentage">
            <text:p>-1.80%</text:p>
          </table:table-cell>
          <table:table-cell table:style-name="ce50"/>
          <table:table-cell table:style-name="ce45" table:formula="of:=[.F31]-[.$B31]" office:value-type="percentage" office:value="-0.0239999999999999" calcext:value-type="percentage">
            <text:p>-2.40%</text:p>
          </table:table-cell>
          <table:table-cell table:style-name="ce50"/>
          <table:table-cell table:style-name="ce45" table:formula="of:=[.H31]-[.$B31]" office:value-type="percentage" office:value="-0.0249999999999999" calcext:value-type="percentage">
            <text:p>-2.50%</text:p>
          </table:table-cell>
          <table:table-cell table:style-name="ce50"/>
          <table:table-cell table:style-name="ce45" table:formula="of:=[.J31]-[.$B3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L31]-[.$B31]" office:value-type="percentage" office:value="-0.0209999999999999" calcext:value-type="percentage">
            <text:p>-2.1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27]" office:value-type="float" office:value="781" calcext:value-type="float">
            <text:p>78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28]" office:value-type="float" office:value="939" calcext:value-type="float">
            <text:p>939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2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0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729" calcext:value-type="percentage">
            <text:p>72.90%</text:p>
          </table:table-cell>
          <table:table-cell/>
          <table:table-cell table:style-name="ce67" office:value-type="percentage" office:value="0.731" calcext:value-type="percentage">
            <text:p>73.10%</text:p>
          </table:table-cell>
          <table:table-cell/>
          <table:table-cell table:style-name="ce67" office:value-type="percentage" office:value="0.732" calcext:value-type="percentage">
            <text:p>73.20%</text:p>
          </table:table-cell>
          <table:table-cell/>
          <table:table-cell table:style-name="ce67" office:value-type="percentage" office:value="0.727" calcext:value-type="percentage">
            <text:p>7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1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22" calcext:value-type="percentage">
            <text:p>92.20%</text:p>
          </table:table-cell>
          <table:table-cell/>
          <table:table-cell table:style-name="ce67" office:value-type="percentage" office:value="0.912" calcext:value-type="percentage">
            <text:p>91.20%</text:p>
          </table:table-cell>
          <table:table-cell/>
          <table:table-cell table:style-name="ce67" office:value-type="percentage" office:value="0.916" calcext:value-type="percentage">
            <text:p>91.6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0]-[.$B40]" office:value-type="percentage" office:value="-0.0590000000000001" calcext:value-type="percentage">
            <text:p>-5.90%</text:p>
          </table:table-cell>
          <table:table-cell table:style-name="ce47"/>
          <table:table-cell table:style-name="ce44" table:formula="of:=[.F40]-[.$B40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H40]-[.$B40]" office:value-type="percentage" office:value="-0.05" calcext:value-type="percentage">
            <text:p>-5.00%</text:p>
          </table:table-cell>
          <table:table-cell table:style-name="ce47"/>
          <table:table-cell table:style-name="ce44" table:formula="of:=[.J40]-[.$B40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L40]-[.$B40]" office:value-type="percentage" office:value="-0.0540000000000001" calcext:value-type="percentage">
            <text:p>-5.40%</text:p>
          </table:table-cell>
          <table:table-cell/>
          <table:table-cell table:style-name="ce49" table:formula="of:=AVERAGE([.D32];[.F32];[.H32];[.J32];[.L32];[.D42];[.F42];[.H42];[.J42];[.L42])" office:value-type="percentage" office:value="-0.0532000000000001" calcext:value-type="percentage">
            <text:p>-5.32%</text:p>
          </table:table-cell>
          <table:table-cell table:style-name="ce49" table:formula="of:=AVERAGE([.D33];[.F33];[.H33];[.J33];[.L33];[.D43];[.F43];[.H43];[.J43];[.L43])" office:value-type="percentage" office:value="-0.0214999999999999" calcext:value-type="percentage">
            <text:p>-2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1]-[.$B4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F41]-[.$B41]" office:value-type="percentage" office:value="-0.0169999999999999" calcext:value-type="percentage">
            <text:p>-1.70%</text:p>
          </table:table-cell>
          <table:table-cell table:style-name="ce50"/>
          <table:table-cell table:style-name="ce45" table:formula="of:=[.H41]-[.$B41]" office:value-type="percentage" office:value="-0.0269999999999999" calcext:value-type="percentage">
            <text:p>-2.70%</text:p>
          </table:table-cell>
          <table:table-cell table:style-name="ce50"/>
          <table:table-cell table:style-name="ce45" table:formula="of:=[.J41]-[.$B41]" office:value-type="percentage" office:value="-0.0229999999999999" calcext:value-type="percentage">
            <text:p>-2.30%</text:p>
          </table:table-cell>
          <table:table-cell table:style-name="ce50"/>
          <table:table-cell table:style-name="ce45" table:formula="of:=[.L41]-[.$B41]" office:value-type="percentage" office:value="-0.0179999999999999" calcext:value-type="percentage">
            <text:p>-1.8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15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22]" office:value-type="float" office:value="774" calcext:value-type="float">
            <text:p>774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23]" office:value-type="float" office:value="947" calcext:value-type="float">
            <text:p>947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25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82" calcext:value-type="percentage">
            <text:p>68.2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687" calcext:value-type="percentage">
            <text:p>68.70%</text:p>
          </table:table-cell>
          <table:table-cell/>
          <table:table-cell table:style-name="ce67" office:value-type="percentage" office:value="0.69" calcext:value-type="percentage">
            <text:p>69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26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894" calcext:value-type="percentage">
            <text:p>89.4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9" calcext:value-type="percentage">
            <text:p>90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2]-[.$B52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52]-[.$B5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52]-[.$B52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J52]-[.$B52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L52]-[.$B52]" office:value-type="percentage" office:value="-0.0840000000000001" calcext:value-type="percentage">
            <text:p>-8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3]-[.$B53]" office:value-type="percentage" office:value="-0.0329999999999999" calcext:value-type="percentage">
            <text:p>-3.30%</text:p>
          </table:table-cell>
          <table:table-cell table:style-name="ce50"/>
          <table:table-cell table:style-name="ce45" table:formula="of:=[.F53]-[.$B53]" office:value-type="percentage" office:value="-0.0529999999999999" calcext:value-type="percentage">
            <text:p>-5.30%</text:p>
          </table:table-cell>
          <table:table-cell table:style-name="ce50"/>
          <table:table-cell table:style-name="ce45" table:formula="of:=[.H53]-[.$B53]" office:value-type="percentage" office:value="-0.0439999999999999" calcext:value-type="percentage">
            <text:p>-4.40%</text:p>
          </table:table-cell>
          <table:table-cell table:style-name="ce50"/>
          <table:table-cell table:style-name="ce45" table:formula="of:=[.J53]-[.$B53]" office:value-type="percentage" office:value="-0.0399999999999999" calcext:value-type="percentage">
            <text:p>-4.00%</text:p>
          </table:table-cell>
          <table:table-cell table:style-name="ce50"/>
          <table:table-cell table:style-name="ce45" table:formula="of:=[.L53]-[.$B53]" office:value-type="percentage" office:value="-0.0469999999999999" calcext:value-type="percentage">
            <text:p>-4.7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49]" office:value-type="float" office:value="774" calcext:value-type="float">
            <text:p>77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50]" office:value-type="float" office:value="947" calcext:value-type="float">
            <text:p>94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5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52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92" calcext:value-type="percentage">
            <text:p>69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53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62]-[.$B6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62]-[.$B62]" office:value-type="percentage" office:value="-0.0850000000000001" calcext:value-type="percentage">
            <text:p>-8.50%</text:p>
          </table:table-cell>
          <table:table-cell table:style-name="ce47"/>
          <table:table-cell table:style-name="ce44" table:formula="of:=[.J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L62]-[.$B62]" office:value-type="percentage" office:value="-0.0820000000000001" calcext:value-type="percentage">
            <text:p>-8.20%</text:p>
          </table:table-cell>
          <table:table-cell/>
          <table:table-cell table:style-name="ce49" table:formula="of:=AVERAGE([.D54];[.F54];[.H54];[.J54];[.L54];[.D64];[.F64];[.H64];[.J64];[.L64])" office:value-type="percentage" office:value="-0.0848000000000001" calcext:value-type="percentage">
            <text:p>-8.48%</text:p>
          </table:table-cell>
          <table:table-cell table:style-name="ce49" table:formula="of:=AVERAGE([.D55];[.F55];[.H55];[.J55];[.L55];[.D65];[.F65];[.H65];[.J65];[.L65])" office:value-type="percentage" office:value="-0.0421999999999999" calcext:value-type="percentage">
            <text:p>-4.2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F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H63]-[.$B63]" office:value-type="percentage" office:value="-0.0429999999999999" calcext:value-type="percentage">
            <text:p>-4.30%</text:p>
          </table:table-cell>
          <table:table-cell table:style-name="ce50"/>
          <table:table-cell table:style-name="ce45" table:formula="of:=[.J63]-[.$B63]" office:value-type="percentage" office:value="-0.0379999999999999" calcext:value-type="percentage">
            <text:p>-3.80%</text:p>
          </table:table-cell>
          <table:table-cell table:style-name="ce50"/>
          <table:table-cell table:style-name="ce45" table:formula="of:=[.L63]-[.$B63]" office:value-type="percentage" office:value="-0.0419999999999999" calcext:value-type="percentage">
            <text:p>-4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Alex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31]" office:value-type="float" office:value="577" calcext:value-type="float">
            <text:p>577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32]" office:value-type="float" office:value="802" calcext:value-type="float">
            <text:p>802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3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/>
          <table:table-cell table:style-name="ce67" office:value-type="percentage" office:value="0.421" calcext:value-type="percentage">
            <text:p>42.10%</text:p>
          </table:table-cell>
          <table:table-cell/>
          <table:table-cell table:style-name="ce67" office:value-type="percentage" office:value="0.418" calcext:value-type="percentage">
            <text:p>41.8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3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4]-[.$B74]" office:value-type="percentage" office:value="-0.149" calcext:value-type="percentage">
            <text:p>-14.90%</text:p>
          </table:table-cell>
          <table:table-cell table:style-name="ce47"/>
          <table:table-cell table:style-name="ce44" table:formula="of:=[.F74]-[.$B74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H74]-[.$B74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J74]-[.$B7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L74]-[.$B74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5]-[.$B7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F75]-[.$B75]" office:value-type="percentage" office:value="-0.138" calcext:value-type="percentage">
            <text:p>-13.80%</text:p>
          </table:table-cell>
          <table:table-cell table:style-name="ce50"/>
          <table:table-cell table:style-name="ce45" table:formula="of:=[.H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J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L75]-[.$B75]" office:value-type="percentage" office:value="-0.135" calcext:value-type="percentage">
            <text:p>-13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71]" office:value-type="float" office:value="577" calcext:value-type="float">
            <text:p>577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72]" office:value-type="float" office:value="802" calcext:value-type="float">
            <text:p>80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2" calcext:value-type="percentage">
            <text:p>42.2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3" calcext:value-type="percentage">
            <text:p>42.30%</text:p>
          </table:table-cell>
          <table:table-cell/>
          <table:table-cell table:style-name="ce67" office:value-type="percentage" office:value="0.419" calcext:value-type="percentage">
            <text:p>41.90%</text:p>
          </table:table-cell>
          <table:table-cell/>
          <table:table-cell table:style-name="ce67" office:value-type="percentage" office:value="0.415" calcext:value-type="percentage">
            <text:p>41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48" calcext:value-type="percentage">
            <text:p>64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4]-[.$B84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F84]-[.$B8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H84]-[.$B84]" office:value-type="percentage" office:value="-0.154" calcext:value-type="percentage">
            <text:p>-15.40%</text:p>
          </table:table-cell>
          <table:table-cell table:style-name="ce47"/>
          <table:table-cell table:style-name="ce44" table:formula="of:=[.J84]-[.$B84]" office:value-type="percentage" office:value="-0.158" calcext:value-type="percentage">
            <text:p>-15.80%</text:p>
          </table:table-cell>
          <table:table-cell table:style-name="ce47"/>
          <table:table-cell table:style-name="ce44" table:formula="of:=[.L84]-[.$B84]" office:value-type="percentage" office:value="-0.162" calcext:value-type="percentage">
            <text:p>-16.20%</text:p>
          </table:table-cell>
          <table:table-cell/>
          <table:table-cell table:style-name="ce49" table:formula="of:=AVERAGE([.D76];[.F76];[.H76];[.J76];[.L76];[.D86];[.F86];[.H86];[.J86];[.L86])" office:value-type="percentage" office:value="-0.157" calcext:value-type="percentage">
            <text:p>-15.70%</text:p>
          </table:table-cell>
          <table:table-cell table:style-name="ce49" table:formula="of:=AVERAGE([.D77];[.F77];[.H77];[.J77];[.L77];[.D87];[.F87];[.H87];[.J87];[.L87])" office:value-type="percentage" office:value="-0.1392" calcext:value-type="percentage">
            <text:p>-13.9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5]-[.$B85]" office:value-type="percentage" office:value="-0.135" calcext:value-type="percentage">
            <text:p>-13.50%</text:p>
          </table:table-cell>
          <table:table-cell table:style-name="ce50"/>
          <table:table-cell table:style-name="ce45" table:formula="of:=[.F85]-[.$B85]" office:value-type="percentage" office:value="-0.145" calcext:value-type="percentage">
            <text:p>-14.50%</text:p>
          </table:table-cell>
          <table:table-cell table:style-name="ce50"/>
          <table:table-cell table:style-name="ce45" table:formula="of:=[.H85]-[.$B85]" office:value-type="percentage" office:value="-0.143" calcext:value-type="percentage">
            <text:p>-14.30%</text:p>
          </table:table-cell>
          <table:table-cell table:style-name="ce50"/>
          <table:table-cell table:style-name="ce45" table:formula="of:=[.J85]-[.$B8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L85]-[.$B85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7]" office:value-type="float" office:value="763" calcext:value-type="float">
            <text:p>763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48]" office:value-type="float" office:value="934" calcext:value-type="float">
            <text:p>934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0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9" calcext:value-type="percentage">
            <text:p>66.90%</text:p>
          </table:table-cell>
          <table:table-cell/>
          <table:table-cell table:style-name="ce67" office:value-type="percentage" office:value="0.662" calcext:value-type="percentage">
            <text:p>66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51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7" calcext:value-type="percentage">
            <text:p>87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6]-[.$B96]" office:value-type="percentage" office:value="-0.098" calcext:value-type="percentage">
            <text:p>-9.80%</text:p>
          </table:table-cell>
          <table:table-cell table:style-name="ce47"/>
          <table:table-cell table:style-name="ce44" table:formula="of:=[.F96]-[.$B9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H96]-[.$B96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J96]-[.$B96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L96]-[.$B96]" office:value-type="percentage" office:value="-0.101" calcext:value-type="percentage">
            <text:p>-10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7]-[.$B97]" office:value-type="percentage" office:value="-0.049" calcext:value-type="percentage">
            <text:p>-4.90%</text:p>
          </table:table-cell>
          <table:table-cell table:style-name="ce50"/>
          <table:table-cell table:style-name="ce45" table:formula="of:=[.F97]-[.$B97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H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97]-[.$B97]" office:value-type="percentage" office:value="-0.0560000000000001" calcext:value-type="percentage">
            <text:p>-5.6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93]" office:value-type="float" office:value="763" calcext:value-type="float">
            <text:p>76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94]" office:value-type="float" office:value="934" calcext:value-type="float">
            <text:p>93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9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6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73" calcext:value-type="percentage">
            <text:p>67.3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1" calcext:value-type="percentage">
            <text:p>66.1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7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3" calcext:value-type="percentage">
            <text:p>88.3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4" calcext:value-type="percentage">
            <text:p>88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6]-[.$B106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F106]-[.$B106]" office:value-type="percentage" office:value="-0.09" calcext:value-type="percentage">
            <text:p>-9.00%</text:p>
          </table:table-cell>
          <table:table-cell table:style-name="ce47"/>
          <table:table-cell table:style-name="ce44" table:formula="of:=[.H106]-[.$B10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06]-[.$B106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L106]-[.$B106]" office:value-type="percentage" office:value="-0.096" calcext:value-type="percentage">
            <text:p>-9.60%</text:p>
          </table:table-cell>
          <table:table-cell/>
          <table:table-cell table:style-name="ce49" table:formula="of:=AVERAGE([.D98];[.F98];[.H98];[.J98];[.L98];[.D108];[.F108];[.H108];[.J108];[.L108])" office:value-type="percentage" office:value="-0.0982" calcext:value-type="percentage">
            <text:p>-9.82%</text:p>
          </table:table-cell>
          <table:table-cell table:style-name="ce49" table:formula="of:=AVERAGE([.D99];[.F99];[.H99];[.J99];[.L99];[.D109];[.F109];[.H109];[.J109];[.L109])" office:value-type="percentage" office:value="-0.0531000000000001" calcext:value-type="percentage">
            <text:p>-5.3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7]-[.$B107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07]-[.$B107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H107]-[.$B107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J107]-[.$B10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107]-[.$B107]" office:value-type="percentage" office:value="-0.05" calcext:value-type="percentage">
            <text:p>-5.0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56]" office:value-type="float" office:value="722" calcext:value-type="float">
            <text:p>72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7]" office:value-type="float" office:value="910" calcext:value-type="float">
            <text:p>910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9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1" calcext:value-type="percentage">
            <text:p>61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22" calcext:value-type="percentage">
            <text:p>62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0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48" calcext:value-type="percentage">
            <text:p>84.8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8]-[.$B118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18]-[.$B118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18]-[.$B118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J118]-[.$B118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L118]-[.$B118]" office:value-type="percentage" office:value="-0.105" calcext:value-type="percentage">
            <text:p>-1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19]-[.$B11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119]-[.$B119]" office:value-type="percentage" office:value="-0.0650000000000001" calcext:value-type="percentage">
            <text:p>-6.50%</text:p>
          </table:table-cell>
          <table:table-cell table:style-name="ce50"/>
          <table:table-cell table:style-name="ce45" table:formula="of:=[.H119]-[.$B119]" office:value-type="percentage" office:value="-0.0670000000000001" calcext:value-type="percentage">
            <text:p>-6.70%</text:p>
          </table:table-cell>
          <table:table-cell table:style-name="ce50"/>
          <table:table-cell table:style-name="ce45" table:formula="of:=[.J119]-[.$B11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119]-[.$B11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15]" office:value-type="float" office:value="722" calcext:value-type="float">
            <text:p>722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16]" office:value-type="float" office:value="910" calcext:value-type="float">
            <text:p>91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1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8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9" calcext:value-type="percentage">
            <text:p>60.9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19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ce67" office:value-type="percentage" office:value="0.849" calcext:value-type="percentage">
            <text:p>84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F128]-[.$B128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H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128]-[.$B12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28]-[.$B128]" office:value-type="percentage" office:value="-0.12" calcext:value-type="percentage">
            <text:p>-12.00%</text:p>
          </table:table-cell>
          <table:table-cell/>
          <table:table-cell table:style-name="ce49" table:formula="of:=AVERAGE([.D120];[.F120];[.H120];[.J120];[.L120];[.D130];[.F130];[.H130];[.J130];[.L130])" office:value-type="percentage" office:value="-0.1099" calcext:value-type="percentage">
            <text:p>-10.99%</text:p>
          </table:table-cell>
          <table:table-cell table:style-name="ce49" table:formula="of:=AVERAGE([.D121];[.F121];[.H121];[.J121];[.L121];[.D131];[.F131];[.H131];[.J131];[.L131])" office:value-type="percentage" office:value="-0.0654000000000001" calcext:value-type="percentage">
            <text:p>-6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9]-[.$B129]" office:value-type="percentage" office:value="-0.0690000000000001" calcext:value-type="percentage">
            <text:p>-6.90%</text:p>
          </table:table-cell>
          <table:table-cell table:style-name="ce50"/>
          <table:table-cell table:style-name="ce45" table:formula="of:=[.F129]-[.$B12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29]-[.$B129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J129]-[.$B12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L129]-[.$B12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65]" office:value-type="float" office:value="730" calcext:value-type="float">
            <text:p>730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66]" office:value-type="float" office:value="908" calcext:value-type="float">
            <text:p>908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68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21" calcext:value-type="percentage">
            <text:p>62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" calcext:value-type="percentage">
            <text:p>63.0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1" calcext:value-type="percentage">
            <text:p>63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9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74" calcext:value-type="percentage">
            <text:p>87.4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0]-[.$B140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F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40]-[.$B140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L140]-[.$B140]" office:value-type="percentage" office:value="-0.099" calcext:value-type="percentage">
            <text:p>-9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1]-[.$B141]" office:value-type="percentage" office:value="-0.034" calcext:value-type="percentage">
            <text:p>-3.40%</text:p>
          </table:table-cell>
          <table:table-cell table:style-name="ce50"/>
          <table:table-cell table:style-name="ce45" table:formula="of:=[.F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H141]-[.$B141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L141]-[.$B141]" office:value-type="percentage" office:value="-0.0580000000000001" calcext:value-type="percentage">
            <text:p>-5.8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37]" office:value-type="float" office:value="730" calcext:value-type="float">
            <text:p>730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38]" office:value-type="float" office:value="908" calcext:value-type="float">
            <text:p>908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3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40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33" calcext:value-type="percentage">
            <text:p>63.30%</text:p>
          </table:table-cell>
          <table:table-cell/>
          <table:table-cell table:style-name="ce67" office:value-type="percentage" office:value="0.628" calcext:value-type="percentage">
            <text:p>62.80%</text:p>
          </table:table-cell>
          <table:table-cell/>
          <table:table-cell table:style-name="ce67" office:value-type="percentage" office:value="0.639" calcext:value-type="percentage">
            <text:p>63.90%</text:p>
          </table:table-cell>
          <table:table-cell/>
          <table:table-cell table:style-name="ce67" office:value-type="percentage" office:value="0.629" calcext:value-type="percentage">
            <text:p>62.90%</text:p>
          </table:table-cell>
          <table:table-cell/>
          <table:table-cell table:style-name="ce67" office:value-type="percentage" office:value="0.62" calcext:value-type="percentage">
            <text:p>6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41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57" calcext:value-type="percentage">
            <text:p>85.70%</text:p>
          </table:table-cell>
          <table:table-cell/>
          <table:table-cell table:style-name="ce67" office:value-type="percentage" office:value="0.853" calcext:value-type="percentage">
            <text:p>85.3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ce67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0]-[.$B150]" office:value-type="percentage" office:value="-0.097" calcext:value-type="percentage">
            <text:p>-9.70%</text:p>
          </table:table-cell>
          <table:table-cell table:style-name="ce47"/>
          <table:table-cell table:style-name="ce44" table:formula="of:=[.F150]-[.$B150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50]-[.$B150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50]-[.$B150]" office:value-type="percentage" office:value="-0.101" calcext:value-type="percentage">
            <text:p>-10.10%</text:p>
          </table:table-cell>
          <table:table-cell table:style-name="ce47"/>
          <table:table-cell table:style-name="ce44" table:formula="of:=[.L150]-[.$B150]" office:value-type="percentage" office:value="-0.11" calcext:value-type="percentage">
            <text:p>-11.00%</text:p>
          </table:table-cell>
          <table:table-cell/>
          <table:table-cell table:style-name="ce49" table:formula="of:=AVERAGE([.D142];[.F142];[.H142];[.J142];[.L142];[.D152];[.F152];[.H152];[.J152];[.L152])" office:value-type="percentage" office:value="-0.1033" calcext:value-type="percentage">
            <text:p>-10.33%</text:p>
          </table:table-cell>
          <table:table-cell table:style-name="ce49" table:formula="of:=AVERAGE([.D143];[.F143];[.H143];[.J143];[.L143];[.D153];[.F153];[.H153];[.J153];[.L153])" office:value-type="percentage" office:value="-0.051" calcext:value-type="percentage">
            <text:p>-5.1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1]-[.$B151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51]-[.$B151]" office:value-type="percentage" office:value="-0.055" calcext:value-type="percentage">
            <text:p>-5.50%</text:p>
          </table:table-cell>
          <table:table-cell table:style-name="ce50"/>
          <table:table-cell table:style-name="ce45" table:formula="of:=[.H151]-[.$B151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151]-[.$B151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L151]-[.$B151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SqueezeNet 1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74]" office:value-type="float" office:value="612" calcext:value-type="float">
            <text:p>61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75]" office:value-type="float" office:value="817" calcext:value-type="float">
            <text:p>81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7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7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" calcext:value-type="percentage">
            <text:p>45.00%</text:p>
          </table:table-cell>
          <table:table-cell/>
          <table:table-cell table:style-name="ce67" office:value-type="percentage" office:value="0.468" calcext:value-type="percentage">
            <text:p>46.8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8" calcext:value-type="percentage">
            <text:p>45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78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6" calcext:value-type="percentage">
            <text:p>70.60%</text:p>
          </table:table-cell>
          <table:table-cell/>
          <table:table-cell table:style-name="ce67" office:value-type="percentage" office:value="0.697" calcext:value-type="percentage">
            <text:p>69.7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62]-[.$B162]" office:value-type="percentage" office:value="-0.162" calcext:value-type="percentage">
            <text:p>-16.20%</text:p>
          </table:table-cell>
          <table:table-cell table:style-name="ce47"/>
          <table:table-cell table:style-name="ce44" table:formula="of:=[.F162]-[.$B162]" office:value-type="percentage" office:value="-0.144" calcext:value-type="percentage">
            <text:p>-14.40%</text:p>
          </table:table-cell>
          <table:table-cell table:style-name="ce47"/>
          <table:table-cell table:style-name="ce44" table:formula="of:=[.H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J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162]-[.$B162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63]-[.$B163]" office:value-type="percentage" office:value="-0.111" calcext:value-type="percentage">
            <text:p>-11.10%</text:p>
          </table:table-cell>
          <table:table-cell table:style-name="ce50"/>
          <table:table-cell table:style-name="ce45" table:formula="of:=[.F163]-[.$B163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J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L163]-[.$B163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59]" office:value-type="float" office:value="612" calcext:value-type="float">
            <text:p>6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60]" office:value-type="float" office:value="817" calcext:value-type="float">
            <text:p>817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6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62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47" calcext:value-type="percentage">
            <text:p>44.70%</text:p>
          </table:table-cell>
          <table:table-cell/>
          <table:table-cell table:style-name="ce67" office:value-type="percentage" office:value="0.443" calcext:value-type="percentage">
            <text:p>44.3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63" calcext:value-type="percentage">
            <text:p>46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63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3" calcext:value-type="percentage">
            <text:p>70.3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/>
          <table:table-cell table:style-name="ce67" office:value-type="percentage" office:value="0.695" calcext:value-type="percentage">
            <text:p>6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F172]-[.$B172]" office:value-type="percentage" office:value="-0.165" calcext:value-type="percentage">
            <text:p>-16.50%</text:p>
          </table:table-cell>
          <table:table-cell table:style-name="ce47"/>
          <table:table-cell table:style-name="ce44" table:formula="of:=[.H172]-[.$B172]" office:value-type="percentage" office:value="-0.169" calcext:value-type="percentage">
            <text:p>-16.90%</text:p>
          </table:table-cell>
          <table:table-cell table:style-name="ce47"/>
          <table:table-cell table:style-name="ce44" table:formula="of:=[.J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L172]-[.$B172]" office:value-type="percentage" office:value="-0.149" calcext:value-type="percentage">
            <text:p>-14.90%</text:p>
          </table:table-cell>
          <table:table-cell/>
          <table:table-cell table:style-name="ce49" table:formula="of:=AVERAGE([.D164];[.F164];[.H164];[.J164];[.L164];[.D174];[.F174];[.H174];[.J174];[.L174])" office:value-type="percentage" office:value="-0.1559" calcext:value-type="percentage">
            <text:p>-15.59%</text:p>
          </table:table-cell>
          <table:table-cell table:style-name="ce49" table:formula="of:=AVERAGE([.D165];[.F165];[.H165];[.J165];[.L165];[.D175];[.F175];[.H175];[.J175];[.L175])" office:value-type="percentage" office:value="-0.1143" calcext:value-type="percentage">
            <text:p>-11.4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73]-[.$B173]" office:value-type="percentage" office:value="-0.114" calcext:value-type="percentage">
            <text:p>-11.40%</text:p>
          </table:table-cell>
          <table:table-cell table:style-name="ce50"/>
          <table:table-cell table:style-name="ce45" table:formula="of:=[.F173]-[.$B173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H173]-[.$B173]" office:value-type="percentage" office:value="-0.105" calcext:value-type="percentage">
            <text:p>-10.50%</text:p>
          </table:table-cell>
          <table:table-cell table:style-name="ce50"/>
          <table:table-cell table:style-name="ce45" table:formula="of:=[.J173]-[.$B173]" office:value-type="percentage" office:value="-0.108" calcext:value-type="percentage">
            <text:p>-10.80%</text:p>
          </table:table-cell>
          <table:table-cell table:style-name="ce50"/>
          <table:table-cell table:style-name="ce45" table:formula="of:=[.L173]-[.$B173]" office:value-type="percentage" office:value="-0.122" calcext:value-type="percentage">
            <text:p>-12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 B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83]" office:value-type="float" office:value="746" calcext:value-type="float">
            <text:p>746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84]" office:value-type="float" office:value="927" calcext:value-type="float">
            <text:p>92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8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86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6" calcext:value-type="percentage">
            <text:p>66.60%</text:p>
          </table:table-cell>
          <table:table-cell/>
          <table:table-cell table:style-name="ce67" office:value-type="percentage" office:value="0.655" calcext:value-type="percentage">
            <text:p>65.5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7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1" calcext:value-type="percentage">
            <text:p>88.1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4]-[.$B184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184]-[.$B184]" office:value-type="percentage" office:value="-0.08" calcext:value-type="percentage">
            <text:p>-8.00%</text:p>
          </table:table-cell>
          <table:table-cell table:style-name="ce47"/>
          <table:table-cell table:style-name="ce44" table:formula="of:=[.H184]-[.$B184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84]-[.$B184]" office:value-type="percentage" office:value="-0.088" calcext:value-type="percentage">
            <text:p>-8.80%</text:p>
          </table:table-cell>
          <table:table-cell table:style-name="ce47"/>
          <table:table-cell table:style-name="ce44" table:formula="of:=[.L184]-[.$B184]" office:value-type="percentage" office:value="-0.089" calcext:value-type="percentage">
            <text:p>-8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85]-[.$B18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F185]-[.$B185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H185]-[.$B185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85]-[.$B185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L185]-[.$B185]" office:value-type="percentage" office:value="-0.049" calcext:value-type="percentage">
            <text:p>-4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81]" office:value-type="float" office:value="746" calcext:value-type="float">
            <text:p>746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82]" office:value-type="float" office:value="927" calcext:value-type="float">
            <text:p>9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8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84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7" calcext:value-type="percentage">
            <text:p>67.00%</text:p>
          </table:table-cell>
          <table:table-cell/>
          <table:table-cell table:style-name="ce67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85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73" calcext:value-type="percentage">
            <text:p>87.3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94]-[.$B194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194]-[.$B194]" office:value-type="percentage" office:value="-0.081" calcext:value-type="percentage">
            <text:p>-8.10%</text:p>
          </table:table-cell>
          <table:table-cell table:style-name="ce47"/>
          <table:table-cell table:style-name="ce44" table:formula="of:=[.H194]-[.$B194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J194]-[.$B194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L194]-[.$B194]" office:value-type="percentage" office:value="-0.096" calcext:value-type="percentage">
            <text:p>-9.60%</text:p>
          </table:table-cell>
          <table:table-cell/>
          <table:table-cell table:style-name="ce49" table:formula="of:=AVERAGE([.D186];[.F186];[.H186];[.J186];[.L186];[.D196];[.F196];[.H196];[.J196];[.L196])" office:value-type="percentage" office:value="-0.0849" calcext:value-type="percentage">
            <text:p>-8.49%</text:p>
          </table:table-cell>
          <table:table-cell table:style-name="ce49" table:formula="of:=AVERAGE([.D187];[.F187];[.H187];[.J187];[.L187];[.D197];[.F197];[.H197];[.J197];[.L197])" office:value-type="percentage" office:value="-0.0454" calcext:value-type="percentage">
            <text:p>-4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5]-[.$B195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F195]-[.$B195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H195]-[.$B195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J195]-[.$B19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L195]-[.$B195]" office:value-type="percentage" office:value="-0.049" calcext:value-type="percentage">
            <text:p>-4.90%</text:p>
          </table:table-cell>
          <table:table-cell table:number-columns-repeated="5"/>
        </table:table-row>
      </table:table>
      <table:table table:name="DeepUndeeper" table:style-name="ta1">
        <table:table-column table:style-name="co25" table:default-cell-style-name="ce60"/>
        <table:table-column table:style-name="co26" table:default-cell-style-name="ce60"/>
        <table:table-column table:style-name="co1" table:default-cell-style-name="ce60"/>
        <table:table-column table:style-name="co27" table:default-cell-style-name="ce60"/>
        <table:table-column table:style-name="co28" table:default-cell-style-name="ce61"/>
        <table:table-column table:style-name="co29" table:default-cell-style-name="ce70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row table:style-name="ro7">
          <table:table-cell table:style-name="ce58" office:value-type="string" calcext:value-type="string" table:number-columns-spanned="6" table:number-rows-spanned="1">
            <text:p>DeepUndeeper Aline Results</text:p>
          </table:table-cell>
          <table:covered-table-cell table:number-columns-repeated="5" table:style-name="Default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9" office:value-type="string" calcext:value-type="string">
            <text:p>Tot. Imgs</text:p>
          </table:table-cell>
          <table:table-cell table:style-name="ce59" office:value-type="string" calcext:value-type="string">
            <text:p>Pulite</text:p>
          </table:table-cell>
          <table:table-cell table:style-name="ce59" office:value-type="string" calcext:value-type="string">
            <text:p>Distorte</text:p>
          </table:table-cell>
          <table:table-cell table:style-name="ce59" office:value-type="string" calcext:value-type="string">
            <text:p>AVG Error</text:p>
          </table:table-cell>
          <table:table-cell table:style-name="ce59" office:value-type="string" calcext:value-type="string">
            <text:p>AVG Error 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e_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 office:value-type="float" office:value="0.518384250128803" calcext:value-type="float">
            <text:p>0.52</text:p>
          </table:table-cell>
          <table:table-cell office:value-type="percentage" office:value="0.518384250128803" calcext:value-type="percentage">
            <text:p>51.8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119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office:value-type="float" office:value="350" calcext:value-type="float">
            <text:p>350</text:p>
          </table:table-cell>
          <table:table-cell office:value-type="float" office:value="0.931491120384609" calcext:value-type="float">
            <text:p>0.93</text:p>
          </table:table-cell>
          <table:table-cell office:value-type="percentage" office:value="0.931491120384609" calcext:value-type="percentage">
            <text:p>93.15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1308</text:p>
          </table:table-cell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office:value-type="float" office:value="337" calcext:value-type="float">
            <text:p>337</text:p>
          </table:table-cell>
          <table:table-cell office:value-type="float" office:value="0.934449073590945" calcext:value-type="float">
            <text:p>0.93</text:p>
          </table:table-cell>
          <table:table-cell office:value-type="percentage" office:value="0.934449073590945" calcext:value-type="percentage">
            <text:p>93.44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23</text:p>
          </table:table-cell>
          <table:table-cell office:value-type="float" office:value="1000" calcext:value-type="float">
            <text:p>1000</text:p>
          </table:table-cell>
          <table:table-cell office:value-type="float" office:value="620" calcext:value-type="float">
            <text:p>620</text:p>
          </table:table-cell>
          <table:table-cell office:value-type="float" office:value="380" calcext:value-type="float">
            <text:p>380</text:p>
          </table:table-cell>
          <table:table-cell office:value-type="float" office:value="0.958202628105543" calcext:value-type="float">
            <text:p>0.96</text:p>
          </table:table-cell>
          <table:table-cell office:value-type="percentage" office:value="0.958202628105543" calcext:value-type="percentage">
            <text:p>95.82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420</text:p>
          </table:table-cell>
          <table:table-cell office:value-type="float" office:value="1000" calcext:value-type="float">
            <text:p>1000</text:p>
          </table:table-cell>
          <table:table-cell office:value-type="float" office:value="645" calcext:value-type="float">
            <text:p>645</text:p>
          </table:table-cell>
          <table:table-cell office:value-type="float" office:value="355" calcext:value-type="float">
            <text:p>355</text:p>
          </table:table-cell>
          <table:table-cell office:value-type="float" office:value="0.921598910938064" calcext:value-type="float">
            <text:p>0.92</text:p>
          </table:table-cell>
          <table:table-cell office:value-type="percentage" office:value="0.921598910938064" calcext:value-type="percentage">
            <text:p>92.16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666</text:p>
          </table:table-cell>
          <table:table-cell office:value-type="float" office:value="1000" calcext:value-type="float">
            <text:p>1000</text:p>
          </table:table-cell>
          <table:table-cell office:value-type="float" office:value="635" calcext:value-type="float">
            <text:p>635</text:p>
          </table:table-cell>
          <table:table-cell office:value-type="float" office:value="365" calcext:value-type="float">
            <text:p>365</text:p>
          </table:table-cell>
          <table:table-cell office:value-type="float" office:value="0.96513043635508" calcext:value-type="float">
            <text:p>0.97</text:p>
          </table:table-cell>
          <table:table-cell office:value-type="percentage" office:value="0.96513043635508" calcext:value-type="percentage">
            <text:p>96.5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69</text:p>
          </table:table-cell>
          <table:table-cell office:value-type="float" office:value="1000" calcext:value-type="float">
            <text:p>1000</text:p>
          </table:table-cell>
          <table:table-cell office:value-type="float" office:value="659" calcext:value-type="float">
            <text:p>659</text:p>
          </table:table-cell>
          <table:table-cell office:value-type="float" office:value="341" calcext:value-type="float">
            <text:p>341</text:p>
          </table:table-cell>
          <table:table-cell office:value-type="float" office:value="0.935713521842949" calcext:value-type="float">
            <text:p>0.94</text:p>
          </table:table-cell>
          <table:table-cell office:value-type="percentage" office:value="0.935713521842949" calcext:value-type="percentage">
            <text:p>93.57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7</text:p>
          </table:table-cell>
          <table:table-cell office:value-type="float" office:value="1000" calcext:value-type="float">
            <text:p>1000</text:p>
          </table:table-cell>
          <table:table-cell office:value-type="float" office:value="611" calcext:value-type="float">
            <text:p>611</text:p>
          </table:table-cell>
          <table:table-cell office:value-type="float" office:value="389" calcext:value-type="float">
            <text:p>389</text:p>
          </table:table-cell>
          <table:table-cell office:value-type="float" office:value="1.01588105402941" calcext:value-type="float">
            <text:p>1.02</text:p>
          </table:table-cell>
          <table:table-cell office:value-type="percentage" office:value="1.01588105402941" calcext:value-type="percentage">
            <text:p>101.5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777</text:p>
          </table:table-cell>
          <table:table-cell office:value-type="float" office:value="1000" calcext:value-type="float">
            <text:p>1000</text:p>
          </table:table-cell>
          <table:table-cell office:value-type="float" office:value="653" calcext:value-type="float">
            <text:p>653</text:p>
          </table:table-cell>
          <table:table-cell office:value-type="float" office:value="347" calcext:value-type="float">
            <text:p>347</text:p>
          </table:table-cell>
          <table:table-cell office:value-type="float" office:value="0.941891601308239" calcext:value-type="float">
            <text:p>0.94</text:p>
          </table:table-cell>
          <table:table-cell office:value-type="percentage" office:value="0.941891601308239" calcext:value-type="percentage">
            <text:p>94.19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9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office:value-type="float" office:value="330" calcext:value-type="float">
            <text:p>330</text:p>
          </table:table-cell>
          <table:table-cell office:value-type="float" office:value="0.936149641322957" calcext:value-type="float">
            <text:p>0.94</text:p>
          </table:table-cell>
          <table:table-cell office:value-type="percentage" office:value="0.936149641322957" calcext:value-type="percentage">
            <text:p>93.6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ina_911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0.93292842526016" calcext:value-type="float">
            <text:p>0.93</text:p>
          </table:table-cell>
          <table:table-cell office:value-type="percentage" office:value="0.93292842526016" calcext:value-type="percentage">
            <text:p>93.29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Dataset</text:p>
          </table:table-cell>
          <table:table-cell table:style-name="ce56" office:value-type="string" calcext:value-type="string" table:number-columns-spanned="3" table:number-rows-spanned="3">
            <text:p>Nome del dataset che e’ stato passato al modello</text:p>
          </table:table-cell>
          <table:covered-table-cell table:number-columns-repeated="2" table:style-name="Default"/>
          <table:table-cell table:style-name="ce59" office:value-type="string" calcext:value-type="string">
            <text:p>Pulite</text:p>
          </table:table-cell>
          <table:table-cell table:style-name="ce56" office:value-type="string" calcext:value-type="string" table:number-columns-spanned="3" table:number-rows-spanned="3">
            <text:p>Immagini considerate non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 table:number-columns-repeated="6"/>
          <table:table-cell table:number-columns-repeated="5"/>
        </table:table-row>
        <table:table-row table:style-name="ro10">
          <table:table-cell table:style-name="ce59" office:value-type="string" calcext:value-type="string">
            <text:p>AVG Error</text:p>
          </table:table-cell>
          <table:table-cell table:style-name="ce56" office:value-type="string" calcext:value-type="string" table:number-columns-spanned="3" table:number-rows-spanned="3">
            <text:p>Differenza tra immagine originale e immagine ottenuta dopo essere stata passata al modelo (pixel a pixel)</text:p>
          </table:table-cell>
          <table:covered-table-cell table:number-columns-repeated="2" table:style-name="Default"/>
          <table:table-cell table:style-name="ce59" office:value-type="string" calcext:value-type="string">
            <text:p>Distorte</text:p>
          </table:table-cell>
          <table:table-cell table:style-name="ce56" office:value-type="string" calcext:value-type="string" table:number-columns-spanned="3" table:number-rows-spanned="3">
            <text:p>Immagini considerate alterate (??)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  <table:table-row table:style-name="ro5">
          <table:table-cell table:style-name="Default"/>
          <table:covered-table-cell table:number-columns-repeated="3" table:style-name="Default"/>
          <table:table-cell table:style-name="Default"/>
          <table:covered-table-cell table:style-name="Default"/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09:09:48.35209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9T09:30:41.641707391</dc:date>
    <meta:editing-duration>P1DT13H18M37S</meta:editing-duration>
    <meta:editing-cycles>147</meta:editing-cycles>
    <meta:generator>LibreOffice/7.0.5.2$Linux_X86_64 LibreOffice_project/00$Build-2</meta:generator>
    <meta:document-statistic meta:table-count="7" meta:cell-count="3551" meta:object-count="0"/>
  </office:meta>
</office:document-meta>
</file>